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Sawasdee" svg:font-family="Sawasdee" style:font-pitch="variable"/>
    <style:font-face style:name="Symbola" svg:font-family="Symbola" style:font-pitch="variable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38d1fc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paragraph-rsid="0038d1fc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38d1fc" style:font-size-asian="14pt" style:font-size-complex="14pt" style:font-weight-complex="bold"/>
    </style:style>
    <style:style style:name="P11" style:family="paragraph" style:parent-style-name="Standard">
      <style:text-properties fo:font-size="14pt" officeooo:rsid="001fd6aa" officeooo:paragraph-rsid="001fd6aa" style:font-size-asian="14pt" style:font-size-complex="14pt"/>
    </style:style>
    <style:style style:name="P12" style:family="paragraph" style:parent-style-name="Standard">
      <style:paragraph-properties fo:line-height="100%">
        <style:tab-stops>
          <style:tab-stop style:position="10.994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normal" officeooo:rsid="00377676" officeooo:paragraph-rsid="0037767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normal" officeooo:rsid="00377676" officeooo:paragraph-rsid="0038d1f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normal" officeooo:rsid="0039d065" officeooo:paragraph-rsid="003a4d3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14pt" officeooo:rsid="001fd6aa" officeooo:paragraph-rsid="001fd6a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fo:font-size="14pt" officeooo:paragraph-rsid="0038d1fc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38d1fc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35e8a0" officeooo:paragraph-rsid="0035e8a0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3d4d5" officeooo:paragraph-rsid="0023d4d5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17cc" officeooo:paragraph-rsid="002017cc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91d9f" officeooo:paragraph-rsid="00291d9f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color="#ff0000" fo:font-size="14pt" officeooo:paragraph-rsid="0025d045" style:font-size-asian="14pt" style:font-size-complex="14pt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38d1fc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color="#ff0000" fo:font-size="14pt" officeooo:paragraph-rsid="0025d045" style:font-size-asian="14pt" style:font-size-complex="14pt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38d1fc" style:font-size-asian="14pt" style:font-weight-asian="bold" style:font-size-complex="14pt"/>
    </style:style>
    <style:style style:name="P34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35" style:family="paragraph" style:parent-style-name="Standard" style:list-style-name="L1">
      <style:paragraph-properties fo:line-height="150%"/>
      <style:text-properties fo:font-size="14pt" officeooo:paragraph-rsid="0038d1fc" style:font-size-asian="14pt" style:font-size-complex="14pt"/>
    </style:style>
    <style:style style:name="P36" style:family="paragraph" style:parent-style-name="Standard" style:list-style-name="L2">
      <style:paragraph-properties fo:line-height="100%" fo:text-align="justify" style:justify-single-word="false"/>
      <style:text-properties fo:font-size="14pt" officeooo:paragraph-rsid="002a458b" style:font-size-asian="14pt" style:font-size-complex="14pt"/>
    </style:style>
    <style:style style:name="P37" style:family="paragraph" style:parent-style-name="Standard" style:list-style-name="L2">
      <style:paragraph-properties fo:line-height="100%" fo:text-align="justify" style:justify-single-word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38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/>
      <style:text-properties style:font-name="FreeMono" fo:font-size="8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d40f" style:font-weight-asian="bold" style:font-weight-complex="bold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fo:color="#000000" officeooo:rsid="0025d045" style:font-weight-complex="normal"/>
    </style:style>
    <style:style style:name="T5" style:family="text">
      <style:text-properties fo:text-transform="uppercase" fo:color="#000000" officeooo:rsid="002f378a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1fd6aa" style:font-size-asian="14pt" style:font-weight-asian="bold" style:font-size-complex="14pt"/>
    </style:style>
    <style:style style:name="T11" style:family="text">
      <style:text-properties fo:color="#000000" fo:font-size="14pt" fo:font-weight="bold" officeooo:rsid="0035e8a0" style:font-size-asian="14pt" style:font-weight-asian="bold" style:font-size-complex="14pt"/>
    </style:style>
    <style:style style:name="T12" style:family="text">
      <style:text-properties fo:color="#000000" fo:font-size="14pt" officeooo:rsid="001fd6aa" style:font-size-asian="14pt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fo:font-size="14pt" officeooo:rsid="0035e8a0" style:font-size-asian="14pt" style:font-size-complex="14pt"/>
    </style:style>
    <style:style style:name="T15" style:family="text">
      <style:text-properties officeooo:rsid="001fd6aa"/>
    </style:style>
    <style:style style:name="T16" style:family="text">
      <style:text-properties fo:font-weight="normal" officeooo:rsid="002a458b" style:font-weight-asian="normal" style:font-weight-complex="normal"/>
    </style:style>
    <style:style style:name="T17" style:family="text">
      <style:text-properties officeooo:rsid="002d544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d5444" style:font-style-asian="italic" style:font-style-complex="italic"/>
    </style:style>
    <style:style style:name="T20" style:family="text">
      <style:text-properties fo:font-style="italic" officeooo:rsid="00377676" style:font-style-asian="italic" style:font-style-complex="italic"/>
    </style:style>
    <style:style style:name="T21" style:family="text">
      <style:text-properties fo:font-style="italic" officeooo:rsid="002a458b" style:font-style-asian="italic" style:font-style-complex="italic"/>
    </style:style>
    <style:style style:name="T22" style:family="text">
      <style:text-properties fo:font-style="italic" officeooo:rsid="0038d1fc" style:font-style-asian="italic" style:font-style-complex="italic"/>
    </style:style>
    <style:style style:name="T23" style:family="text">
      <style:text-properties fo:font-style="italic" officeooo:rsid="003a4d37" style:font-style-asian="italic" style:font-style-complex="italic"/>
    </style:style>
    <style:style style:name="T24" style:family="text">
      <style:text-properties fo:font-style="italic" officeooo:rsid="003ed40f" style:font-style-asian="italic" style:font-style-complex="italic"/>
    </style:style>
    <style:style style:name="T25" style:family="text">
      <style:text-properties fo:font-style="italic" fo:font-weight="normal" officeooo:rsid="002a458b" style:font-style-asian="italic" style:font-weight-asian="normal" style:font-style-complex="italic" style:font-weight-complex="normal"/>
    </style:style>
    <style:style style:name="T26" style:family="text">
      <style:text-properties officeooo:rsid="00377676"/>
    </style:style>
    <style:style style:name="T27" style:family="text">
      <style:text-properties officeooo:rsid="0038d1fc"/>
    </style:style>
    <style:style style:name="T28" style:family="text">
      <style:text-properties officeooo:rsid="003a4d37"/>
    </style:style>
    <style:style style:name="T29" style:family="text">
      <style:text-properties fo:font-style="normal" officeooo:rsid="002d5444" style:font-style-asian="normal" style:font-style-complex="normal"/>
    </style:style>
    <style:style style:name="T30" style:family="text">
      <style:text-properties fo:font-style="normal" officeooo:rsid="003a4d37" style:font-style-asian="normal" style:font-style-complex="normal"/>
    </style:style>
    <style:style style:name="T31" style:family="text">
      <style:text-properties officeooo:rsid="003ed40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9"><text:span text:style-name="T7">Кафедра </text:span><text:span text:style-name="T10">МО ЭВМ</text:span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29"><text:span text:style-name="Название_20_книги"><text:span text:style-name="T3">отчет</text:span></text:span></text:p>
      <text:p text:style-name="P19"><text:span text:style-name="T7">по лабораторной работе</text:span><text:span text:style-name="T8"> </text:span><text:span text:style-name="T10">№</text:span><text:span text:style-name="T11">4</text:span></text:p>
      <text:p text:style-name="P19"><text:span text:style-name="T7">по дисциплине </text:span><text:span text:style-name="T9">«</text:span><text:span text:style-name="T10">Программирование</text:span><text:span text:style-name="T9">»</text:span></text:p>
      <text:p text:style-name="P19"><text:span text:style-name="Название_20_книги"><text:span text:style-name="T13">Тема: </text:span></text:span><text:span text:style-name="Название_20_книги"><text:span text:style-name="T14">Обзор стандартной библиотек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6">Студент гр. </text:span><text:span text:style-name="T12">830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7">Гришин К. И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17">Чайка К. В.</text:p>
          </table:table-cell>
        </table:table-row>
      </table:table>
      <text:p text:style-name="P9"/>
      <text:p text:style-name="P9"/>
      <text:p text:style-name="P10">Санкт-Петербург</text:p>
      <text:p text:style-name="P18">201<text:span text:style-name="T15">8</text:span></text:p>
      <text:p text:style-name="P27">Цель работы</text:p>
      <text:p text:style-name="P21">Изучить функционал таких стандартных библиотек как "stdlib.h" и "time.h", научиться использовать как собственные алгоритмы сортировки, так и функцию сортировки стандартной библиотеки, а так же измерять время работы той или иной функции.</text:p>
      <text:p text:style-name="P20"/>
      <text:p text:style-name="P25">Задание</text:p>
      <text:p text:style-name="P5">Напишите программу, на вход которой подается массив целых чисел длины<text:span text:style-name="T26"> </text:span><text:span text:style-name="T1">1000</text:span>.</text:p>
      <text:p text:style-name="P7">Программа должна совершать следующие действия:</text:p>
      <text:list xml:id="list1200018695" text:style-name="L1">
        <text:list-item>
          <text:p text:style-name="P35">отсортировать массив с помощью алгоритма "сортировка пузырьком"</text:p>
        </text:list-item>
        <text:list-item>
          <text:p text:style-name="P35">посчитать время, за которое будет совершена сортировка, используя при этом<text:span text:style-name="T26"> </text:span><text:span text:style-name="T1">функцию стандартной библиотеки</text:span></text:p>
        </text:list-item>
        <text:list-item>
          <text:p text:style-name="P35">отсортировать массив с помощью алгоритма "быстрая сортировка" (quick sort), используя при этом<text:span text:style-name="T26"> </text:span><text:span text:style-name="T1">функцию стандартной библиотеки</text:span></text:p>
        </text:list-item>
        <text:list-item>
          <text:p text:style-name="P35">посчитать время, за которое будет совершена сортировка, используя при этом<text:span text:style-name="T26"> </text:span><text:span text:style-name="T1">функцию стандартной библиотеки</text:span></text:p>
        </text:list-item>
        <text:list-item>
          <text:p text:style-name="P35">вывести отсортированный массив (элементы массива должны быть разделены пробелом)</text:p>
        </text:list-item>
        <text:list-item>
          <text:p text:style-name="P35">вывести время, за которое была совершена сортировка пузырьком</text:p>
        </text:list-item>
        <text:list-item>
          <text:p text:style-name="P35">вывести время, за которое была совершена быстрая сортировка</text:p>
          <text:p text:style-name="P34"/>
        </text:list-item>
      </text:list>
      <text:p text:style-name="P12">Отсортированный массив, время сортировки пузырьком, время быстрой сортировки должны быть выведены с новой строки, при этом элементы массива должны быть разделены пробелами.</text:p>
      <text:p text:style-name="P26"/>
      <text:h text:style-name="P31" text:outline-level="3"/>
      <text:h text:style-name="P31" text:outline-level="3"/>
      <text:h text:style-name="P31" text:outline-level="3"/>
      <text:h text:style-name="P31" text:outline-level="3"/>
      <text:p text:style-name="P24"><text:soft-page-break/>Ход работы</text:p>
      <text:p text:style-name="P23">Подключаются стандартные библиотеки:</text:p>
      <text:list xml:id="list4040319893" text:style-name="L2">
        <text:list-item>
          <text:p text:style-name="P36"><text:span text:style-name="T25">«stdio.h»</text:span><text:span text:style-name="T16"> — для ввода и вывода.</text:span></text:p>
        </text:list-item>
        <text:list-item>
          <text:p text:style-name="P37"><text:span text:style-name="T18">«stdlib.h»</text:span> — для <text:span text:style-name="T31">использования функции </text:span><text:span text:style-name="T24">«qsort»</text:span>.</text:p>
        </text:list-item>
        <text:list-item>
          <text:p text:style-name="P38"><text:span text:style-name="T18">«</text:span><text:span text:style-name="T20">time</text:span><text:span text:style-name="T18">.h»</text:span> — <text:s/><text:span text:style-name="T31">для использования функции </text:span><text:span text:style-name="T24">«clock()»</text:span>.</text:p>
        </text:list-item>
      </text:list>
      <text:p text:style-name="P14"><text:tab/>Определяется идентификатор <text:span text:style-name="T21">«</text:span><text:span text:style-name="T18">SZ</text:span><text:span text:style-name="T21">»</text:span>, обозначающий количество входных данных. <text:span text:style-name="T27">Данный идентификатор нужен для изменения количества входных данных по надобности, например для тестирования программы при малом количестве вводимых данных.</text:span></text:p>
      <text:p text:style-name="P15"><text:tab/><text:span text:style-name="T27">Объявляются функции </text:span><text:span text:style-name="T22">«bubbleSort»</text:span><text:span text:style-name="T27"> – для сортировки переданного ей массива методом </text:span><text:span text:style-name="T22">„пузырька“</text:span><text:span text:style-name="T27">, а также подсчета времени за которое эта сортировка произошла; функции </text:span><text:span text:style-name="T22">«quickSort»</text:span><text:span text:style-name="T27"> – для сортировки переданного ей массива методом быстрой сортировки, а также подсчета времени, за которое эта сортировка произошла; функции </text:span><text:span text:style-name="T22">«co</text:span><text:span text:style-name="T24">mp</text:span><text:span text:style-name="T22">»</text:span><text:span text:style-name="T27"> – которая используется как компоратор для сравнения двух чисел.</text:span></text:p>
      <text:p text:style-name="P15"><text:span text:style-name="T27"><text:tab/>В теле функции </text:span><text:span text:style-name="T22">«main»</text:span><text:span text:style-name="T27"> создается два челочисленных массива, размера </text:span><text:span text:style-name="T22">«SZ»</text:span><text:span text:style-name="T27">, </text:span><text:span text:style-name="T22">«nums1»</text:span><text:span text:style-name="T27"> и </text:span><text:span text:style-name="T22">«nums2»</text:span><text:span text:style-name="T27">, затем происходит считывание каждого элемента массива. Далее путем использования функций </text:span><text:span text:style-name="T22">«bubbleSort»</text:span><text:span text:style-name="T27"> и </text:span><text:span text:style-name="T22">«quickSort»</text:span><text:span text:style-name="T27"> происходит сортировка массива а так же подсчет времени, за которое была совершена сортировка, времена записаны в переменные </text:span><text:span text:style-name="T22">«bubbleTime»</text:span><text:span text:style-name="T27"> и </text:span><text:span text:style-name="T22">«quickTime»</text:span><text:span text:style-name="T27"> соответственно. Затем вывод отсортированного массива а также времен за которое были совершены сортировки.</text:span></text:p>
      <text:p text:style-name="P16"><text:tab/>Определение функции <text:span text:style-name="T18">«bubbleSort»</text:span> – <text:span text:style-name="T28">создается цикл, который определяет область сортировки с каждой итеррацией, уменьшая ее постоянно на одно значение справа. Далее идет цикл отвечающий за „всплывание“ самых больших <text:s/>чисел на текущей итеррации. После того, как область сортировки станет равна нулю, цикл завершается и на выход подается отсортированный массив. Также используется функция </text:span><text:span text:style-name="T23">«clock()»</text:span><text:span text:style-name="T28"> до и после цикла для подсчета времени.</text:span></text:p>
      <text:p text:style-name="P16"><text:soft-page-break/><text:span text:style-name="T28"><text:tab/>Определение функции </text:span><text:span text:style-name="T23">«quickSort»</text:span><text:span text:style-name="T28"> – данная функция использует функцию </text:span><text:span text:style-name="T23">«qsort»</text:span><text:span text:style-name="T28"> стандартной библиотеки, а также считает время за которое была совершена сортировка с помощью функции </text:span><text:span text:style-name="T23">«clock()»</text:span><text:span text:style-name="T28">.</text:span></text:p>
      <text:p text:style-name="P14"/>
      <text:p text:style-name="P13"/>
      <text:p text:style-name="P30">Выводы.</text:p>
      <text:p text:style-name="P22">В ходе выполнения работы <text:span text:style-name="T28">были изучены стандартные библиотеки «</text:span><text:span text:style-name="T30">stdlib.h»</text:span><text:span text:style-name="T28"> и </text:span><text:span text:style-name="T23">«time.h»</text:span><text:span text:style-name="T28">, а также</text:span> написана программа на языке <text:span text:style-name="T28">С</text:span>, <text:span text:style-name="T17">которая сортирует введенные числа, а также выводит время за которое отработала каждая из сортировок. Исходя из вывода программы можно заметить, что функция </text:span><text:span text:style-name="T29">«qsort»</text:span><text:span text:style-name="T17"> зачастую быстрее, а на большом наборе данных гораздо быстрее, <text:s/>чем написанная сортировка </text:span><text:span text:style-name="T19">„пузырьком“</text:span><text:span text:style-name="T17">, из чего следует вывод, что использование сортировки стандартной библиотеки более рационально, чем написание стандартной функции.</text:span></text:p>
      <text:p text:style-name="P32"><text:span text:style-name="Название_20_книги"><text:span text:style-name="T4">ПРИЛОЖЕНИЕ</text:span></text:span></text:p>
      <text:p text:style-name="P28"><text:span text:style-name="Название_20_книги"><text:span text:style-name="T4">КОД </text:span></text:span><text:span text:style-name="Название_20_книги"><text:span text:style-name="T5">ПРОГРАММЫ</text:span></text:span></text:p>
      <text:p text:style-name="P39">#include &lt;stdio.h&gt;</text:p>
      <text:p text:style-name="P39">#include &lt;stdlib.h&gt;</text:p>
      <text:p text:style-name="P39">#include &lt;time.h&gt;</text:p>
      <text:p text:style-name="P39"/>
      <text:p text:style-name="P39">#define SZ 1000</text:p>
      <text:p text:style-name="P39"/>
      <text:p text:style-name="P39">float bubbleSort(int* nums, int size);</text:p>
      <text:p text:style-name="P39">float quickSort(int* nums, int size);</text:p>
      <text:p text:style-name="P39">int comp(const void* int1, const void* int2);</text:p>
      <text:p text:style-name="P39"/>
      <text:p text:style-name="P39">int main(){</text:p>
      <text:p text:style-name="P39"><text:s text:c="4"/>int nums1[SZ];</text:p>
      <text:p text:style-name="P39"><text:s text:c="4"/>int nums2[SZ];</text:p>
      <text:p text:style-name="P39"><text:s text:c="4"/>for(size_t i = 0; i &lt; SZ; i++){ scanf("%d", &amp;nums1[i]); nums2[i] = nums1[i];}</text:p>
      <text:p text:style-name="P39"><text:s text:c="4"/>float bubbleTime = bubbleSort(nums1, SZ);</text:p>
      <text:p text:style-name="P39"><text:s text:c="4"/>float quickTime = quickSort(nums2, SZ);</text:p>
      <text:p text:style-name="P39"><text:s text:c="4"/>for(size_t i = 0; i &lt; SZ; i++) printf("%d ", nums1[i]);</text:p>
      <text:p text:style-name="P39"><text:s text:c="4"/>printf("\n%f\n", bubbleTime);</text:p>
      <text:p text:style-name="P39"><text:s text:c="4"/>printf("%f\n", quickTime);</text:p>
      <text:p text:style-name="P39"><text:s text:c="4"/>return 0;</text:p>
      <text:p text:style-name="P39">}</text:p>
      <text:p text:style-name="P39"/>
      <text:p text:style-name="P39"/>
      <text:p text:style-name="P39">float bubbleSort(int* nums, int size){</text:p>
      <text:p text:style-name="P39"><text:s text:c="4"/>clock_t start = clock();</text:p>
      <text:p text:style-name="P39"/>
      <text:p text:style-name="P39"><text:s text:c="4"/>for(int i = size - 1; i &gt;= 0; i--)</text:p>
      <text:p text:style-name="P39"><text:s text:c="8"/>for(int j = 0; j &lt; i; j++)</text:p>
      <text:p text:style-name="P39"><text:s text:c="12"/>if (nums[j] &gt; nums[j+1]){</text:p>
      <text:p text:style-name="P39"><text:s text:c="16"/>int t = nums[j+1];</text:p>
      <text:p text:style-name="P39"><text:s text:c="16"/>nums[j+1] = nums[j];</text:p>
      <text:p text:style-name="P39"><text:s text:c="16"/>nums[j] = t;</text:p>
      <text:p text:style-name="P39"><text:s text:c="12"/>}</text:p>
      <text:p text:style-name="P39"/>
      <text:p text:style-name="P39"><text:s text:c="4"/>clock_t end = clock();</text:p>
      <text:p text:style-name="P39"><text:s text:c="4"/>return (float)(end - start) / CLOCKS_PER_SEC;</text:p>
      <text:p text:style-name="P39">}</text:p>
      <text:p text:style-name="P39"/>
      <text:p text:style-name="P39">float quickSort(int *nums, int size){</text:p>
      <text:p text:style-name="P39"><text:s text:c="4"/>clock_t start = clock();</text:p>
      <text:p text:style-name="P39"/>
      <text:p text:style-name="P39"><text:s text:c="4"/>qsort(nums, size, sizeof(int), comp);</text:p>
      <text:p text:style-name="P39"/>
      <text:p text:style-name="P39"><text:s text:c="4"/>clock_t end = clock();</text:p>
      <text:p text:style-name="P39"><text:s text:c="4"/>return (float)(end - start) / CLOCKS_PER_SEC;</text:p>
      <text:p text:style-name="P39">}</text:p>
      <text:p text:style-name="P39"/>
      <text:p text:style-name="P39">int comp(const void* int1,const void* int2){</text:p>
      <text:p text:style-name="P39"><text:s text:c="4"/>return *(int*)int1 - *(int*)int2;</text:p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Sawasdee" svg:font-family="Sawasdee" style:font-pitch="variable"/>
    <style:font-face style:name="Symbola" svg:font-family="Symbola" style:font-pitch="variable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12-06T00:06:26.687352818</dc:date>
    <meta:print-date>2015-07-17T12:06:00</meta:print-date>
    <meta:editing-cycles>14</meta:editing-cycles>
    <meta:editing-duration>PT40M24S</meta:editing-duration>
    <meta:generator>LibreOffice/6.0.6.2$Linux_X86_64 LibreOffice_project/00m0$Build-2</meta:generator>
    <meta:document-statistic meta:table-count="1" meta:image-count="0" meta:object-count="0" meta:page-count="5" meta:paragraph-count="84" meta:word-count="664" meta:character-count="5045" meta:non-whitespace-character-count="4302"/>
  </office:meta>
</office:document-meta>
</file>